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29.62mm"/>
    </style:style>
    <style:style style:name="co7" style:family="table-column">
      <style:table-column-properties fo:break-before="auto" style:column-width="43.22mm"/>
    </style:style>
    <style:style style:name="co8" style:family="table-column">
      <style:table-column-properties fo:break-before="auto" style:column-width="41.86mm"/>
    </style:style>
    <style:style style:name="co9" style:family="table-column">
      <style:table-column-properties fo:break-before="auto" style:column-width="48.84mm"/>
    </style:style>
    <style:style style:name="co10" style:family="table-column">
      <style:table-column-properties fo:break-before="auto" style:column-width="42.72mm"/>
    </style:style>
    <style:style style:name="co11" style:family="table-column">
      <style:table-column-properties fo:break-before="auto" style:column-width="26.21mm"/>
    </style:style>
    <style:style style:name="co12" style:family="table-column">
      <style:table-column-properties fo:break-before="auto" style:column-width="36.07mm"/>
    </style:style>
    <style:style style:name="co13" style:family="table-column">
      <style:table-column-properties fo:break-before="auto" style:column-width="42.88mm"/>
    </style:style>
    <style:style style:name="co14" style:family="table-column">
      <style:table-column-properties fo:break-before="auto" style:column-width="41.7mm"/>
    </style:style>
    <style:style style:name="co15" style:family="table-column">
      <style:table-column-properties fo:break-before="auto" style:column-width="48.67mm"/>
    </style:style>
    <style:style style:name="co16" style:family="table-column">
      <style:table-column-properties fo:break-before="auto" style:column-width="45.7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0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Question_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ubble_thresh</text:p>
          </table:table-cell>
          <table:table-cell table:style-name="ce2" office:value-type="string" calcext:value-type="string">
            <text:p>max_unmarked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MIN([Test_02_blurred.B2:.B31])" office:value-type="float" office:value="71" calcext:value-type="float">
            <text:p>71</text:p>
          </table:table-cell>
          <table:table-cell table:formula="of:=MAX([Test_02_blurred.B32:.B61])" office:value-type="float" office:value="79" calcext:value-type="float">
            <text:p>79</text:p>
          </table:table-cell>
          <table:table-cell table:formula="of:=AVERAGE([Test_02_blurred.B2:.B61])" office:value-type="float" office:value="73.2333333333333" calcext:value-type="float">
            <text:p>73.2333333333333</text:p>
          </table:table-cell>
          <table:table-cell table:formula="of:=AVEDEV([Test_02_blurred.B2:.B61])" office:value-type="float" office:value="4.89777777777779" calcext:value-type="float">
            <text:p>4.89777777777779</text:p>
          </table:table-cell>
          <table:table-cell table:formula="of:=STDEV([Test_02_blurred.B2:.B61])" office:value-type="float" office:value="6.17640855180987" calcext:value-type="float">
            <text:p>6.17640855180987</text:p>
          </table:table-cell>
          <table:table-cell table:formula="of:=[Test_02_blurred.E2]-SQRT([Test_02_blurred.G2])" office:value-type="float" office:value="70.7480952055456" calcext:value-type="float">
            <text:p>70.7480952055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</table:table>
      <table:table table:name="Test_03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Question_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ubble_thresh</text:p>
          </table:table-cell>
          <table:table-cell table:style-name="ce2" office:value-type="string" calcext:value-type="string">
            <text:p>max_unmarked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MIN([.B2:.B31])" office:value-type="float" office:value="67" calcext:value-type="float">
            <text:p>67</text:p>
          </table:table-cell>
          <table:table-cell table:formula="of:=MAX([.B32:.B61])" office:value-type="float" office:value="65" calcext:value-type="float">
            <text:p>65</text:p>
          </table:table-cell>
          <table:table-cell table:formula="of:=AVERAGE([.B2:.B61])" office:value-type="float" office:value="71.3166666666667" calcext:value-type="float">
            <text:p>71.3166666666667</text:p>
          </table:table-cell>
          <table:table-cell table:formula="of:=AVEDEV([.B2:.B61])" office:value-type="float" office:value="12.6605555555555" calcext:value-type="float">
            <text:p>12.6605555555555</text:p>
          </table:table-cell>
          <table:table-cell table:formula="of:=STDEV([.B2:.B61])" office:value-type="float" office:value="13.6747840024669" calcext:value-type="float">
            <text:p>13.6747840024669</text:p>
          </table:table-cell>
          <table:table-cell table:formula="of:=[.E2]-SQRT([.G2])" office:value-type="float" office:value="67.6187234542218" calcext:value-type="float">
            <text:p>67.61872345422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</table:table>
      <table:table table:name="Test_02_blurr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Question_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ubble_thresh</text:p>
          </table:table-cell>
          <table:table-cell table:style-name="ce2" office:value-type="string" calcext:value-type="string">
            <text:p>max_unmarke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avg dev</text:p>
          </table:table-cell>
          <table:table-cell office:value-type="string" calcext:value-type="string">
            <text:p>std dev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MIN([.B2:.B31])" office:value-type="float" office:value="71" calcext:value-type="float">
            <text:p>71</text:p>
          </table:table-cell>
          <table:table-cell table:formula="of:=MAX([.B32:.B61])" office:value-type="float" office:value="79" calcext:value-type="float">
            <text:p>79</text:p>
          </table:table-cell>
          <table:table-cell table:formula="of:=AVERAGE([.B2:.B61])" office:value-type="float" office:value="73.2333333333333" calcext:value-type="float">
            <text:p>73.2333333333333</text:p>
          </table:table-cell>
          <table:table-cell table:formula="of:=AVEDEV([.B2:.B61])" office:value-type="float" office:value="4.89777777777779" calcext:value-type="float">
            <text:p>4.89777777777779</text:p>
          </table:table-cell>
          <table:table-cell table:formula="of:=STDEV([.B2:.B61])" office:value-type="float" office:value="6.17640855180987" calcext:value-type="float">
            <text:p>6.17640855180987</text:p>
          </table:table-cell>
          <table:table-cell table:formula="of:=[.E2]-SQRT([.G2])" office:value-type="float" office:value="70.7480952055456" calcext:value-type="float">
            <text:p>70.7480952055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</table:table>
      <table:table table:name="Test_01_resized_1500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3">
          <table:table-cell table:style-name="ce5" office:value-type="string" calcext:value-type="string">
            <text:p>Que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bubble_thresh</text:p>
          </table:table-cell>
          <table:table-cell table:style-name="ce5" office:value-type="string" calcext:value-type="string">
            <text:p>max_unmarke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avg dev</text:p>
          </table:table-cell>
          <table:table-cell table:style-name="ce5" office:value-type="string" calcext:value-type="string">
            <text:p>std de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style-name="ce7" table:formula="of:=MIN([.B2:.B31])" office:value-type="float" office:value="235" calcext:value-type="float">
            <text:p>235</text:p>
          </table:table-cell>
          <table:table-cell table:style-name="ce7" table:formula="of:=MAX([.B32:.B61])" office:value-type="float" office:value="191" calcext:value-type="float">
            <text:p>191</text:p>
          </table:table-cell>
          <table:table-cell table:style-name="ce7" table:formula="of:=AVERAGE([.B2:.B61])" office:value-type="float" office:value="230.4" calcext:value-type="float">
            <text:p>230.4</text:p>
          </table:table-cell>
          <table:table-cell table:style-name="ce7" table:formula="of:=AVEDEV([.B2:.B61])" office:value-type="float" office:value="46.9333333333334" calcext:value-type="float">
            <text:p>46.9333333333334</text:p>
          </table:table-cell>
          <table:table-cell table:style-name="ce7" table:formula="of:=STDEV([.B2:.B61])" office:value-type="float" office:value="51.4116652330373" calcext:value-type="float">
            <text:p>51.41166523303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</table:table>
      <table:table table:name="Test_02_resized_1500" table:style-name="ta1"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row table:style-name="ro3">
          <table:table-cell table:style-name="ce5" office:value-type="string" calcext:value-type="string">
            <text:p>Que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bubble_thresh</text:p>
          </table:table-cell>
          <table:table-cell table:style-name="ce5" office:value-type="string" calcext:value-type="string">
            <text:p>max_unmarke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avg dev</text:p>
          </table:table-cell>
          <table:table-cell table:style-name="ce5" office:value-type="string" calcext:value-type="string">
            <text:p>std de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style-name="ce7" table:formula="of:=MIN([.B2:.B31])" office:value-type="float" office:value="196" calcext:value-type="float">
            <text:p>196</text:p>
          </table:table-cell>
          <table:table-cell table:style-name="ce7" table:formula="of:=MAX([.B32:.B61])" office:value-type="float" office:value="165" calcext:value-type="float">
            <text:p>165</text:p>
          </table:table-cell>
          <table:table-cell table:style-name="ce7" table:formula="of:=AVERAGE([.B2:.B61])" office:value-type="float" office:value="189.366666666667" calcext:value-type="float">
            <text:p>189.366666666667</text:p>
          </table:table-cell>
          <table:table-cell table:style-name="ce7" table:formula="of:=AVEDEV([.B2:.B61])" office:value-type="float" office:value="30.1333333333334" calcext:value-type="float">
            <text:p>30.1333333333334</text:p>
          </table:table-cell>
          <table:table-cell table:style-name="ce7" table:formula="of:=STDEV([.B2:.B61])" office:value-type="float" office:value="32.5216833359783" calcext:value-type="float">
            <text:p>32.52168333597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65" calcext:value-type="float">
            <text:p>165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</table:table>
      <table:table table:name="Test_03_resisez_1500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20" table:default-cell-style-name="Default"/>
        <table:table-row table:style-name="ro3">
          <table:table-cell table:style-name="ce5" office:value-type="string" calcext:value-type="string">
            <text:p>Que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bubble_thresh</text:p>
          </table:table-cell>
          <table:table-cell table:style-name="ce5" office:value-type="string" calcext:value-type="string">
            <text:p>max_unmarke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avg dev</text:p>
          </table:table-cell>
          <table:table-cell table:style-name="ce5" office:value-type="string" calcext:value-type="string">
            <text:p>std dev</text:p>
          </table:table-cell>
          <table:table-cell table:style-name="ce5"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7" table:formula="of:=MIN([.B2:.B31])" office:value-type="float" office:value="208" calcext:value-type="float">
            <text:p>208</text:p>
          </table:table-cell>
          <table:table-cell table:style-name="ce7" table:formula="of:=MAX([.B32:.B61])" office:value-type="float" office:value="177" calcext:value-type="float">
            <text:p>177</text:p>
          </table:table-cell>
          <table:table-cell table:style-name="ce7" table:formula="of:=AVERAGE([.B2:.B61])" office:value-type="float" office:value="210.466666666667" calcext:value-type="float">
            <text:p>210.466666666667</text:p>
          </table:table-cell>
          <table:table-cell table:style-name="ce7" table:formula="of:=AVEDEV([.B2:.B61])" office:value-type="float" office:value="38.8822222222222" calcext:value-type="float">
            <text:p>38.8822222222222</text:p>
          </table:table-cell>
          <table:table-cell table:style-name="ce7" table:formula="of:=STDEV([.B2:.B61])" office:value-type="float" office:value="41.7492379577939" calcext:value-type="float">
            <text:p>41.749237957793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2" calcext:value-type="float">
            <text:p>282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62" calcext:value-type="float">
            <text:p>162</text:p>
          </table:table-cell>
          <table:table-cell table:number-columns-repeated="1022"/>
        </table:table-row>
      </table:table>
      <table:table table:name="Test_04_resized_1500" table:style-name="ta1">
        <table:table-column table:style-name="co2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3">
          <table:table-cell table:style-name="ce5" office:value-type="string" calcext:value-type="string">
            <text:p>Que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bubble_thresh</text:p>
          </table:table-cell>
          <table:table-cell table:style-name="ce5" office:value-type="string" calcext:value-type="string">
            <text:p>max_unmarke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avg dev</text:p>
          </table:table-cell>
          <table:table-cell table:style-name="ce5" office:value-type="string" calcext:value-type="string">
            <text:p>std de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style-name="ce7" table:formula="of:=MIN([.B2:.B31])" office:value-type="float" office:value="223" calcext:value-type="float">
            <text:p>223</text:p>
          </table:table-cell>
          <table:table-cell table:style-name="ce7" table:formula="of:=MAX([.B32:.B61])" office:value-type="float" office:value="208" calcext:value-type="float">
            <text:p>208</text:p>
          </table:table-cell>
          <table:table-cell table:style-name="ce7" table:formula="of:=AVERAGE([.B2:.B31])" office:value-type="float" office:value="283.2" calcext:value-type="float">
            <text:p>283.2</text:p>
          </table:table-cell>
          <table:table-cell table:style-name="ce7" table:formula="of:=AVEDEV([.B2:.B61])" office:value-type="float" office:value="41.8816666666666" calcext:value-type="float">
            <text:p>41.8816666666666</text:p>
          </table:table-cell>
          <table:table-cell table:style-name="ce7" table:formula="of:=STDEV([.B2:.B61])" office:value-type="float" office:value="44.3160547867746" calcext:value-type="float">
            <text:p>44.31605478677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</table:table>
      <table:table table:name="Test_05_resized_1500" table:style-name="ta1">
        <table:table-column table:style-name="co2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3">
          <table:table-cell table:style-name="ce5" office:value-type="string" calcext:value-type="string">
            <text:p>Que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bubble_thresh</text:p>
          </table:table-cell>
          <table:table-cell table:style-name="ce5" office:value-type="string" calcext:value-type="string">
            <text:p>max_unmarke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avg dev</text:p>
          </table:table-cell>
          <table:table-cell table:style-name="ce5" office:value-type="string" calcext:value-type="string">
            <text:p>std de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table:style-name="ce7" table:formula="of:=MIN([.B2:.B31])" office:value-type="float" office:value="225" calcext:value-type="float">
            <text:p>225</text:p>
          </table:table-cell>
          <table:table-cell table:style-name="ce7" table:formula="of:=MAX([.B32:.B61])" office:value-type="float" office:value="179" calcext:value-type="float">
            <text:p>179</text:p>
          </table:table-cell>
          <table:table-cell table:style-name="ce7" table:formula="of:=AVERAGE([.B2:.B61])" office:value-type="float" office:value="210.116666666667" calcext:value-type="float">
            <text:p>210.116666666667</text:p>
          </table:table-cell>
          <table:table-cell table:style-name="ce7" table:formula="of:=AVEDEV([.B2:.B61])" office:value-type="float" office:value="38.1166666666667" calcext:value-type="float">
            <text:p>38.1166666666667</text:p>
          </table:table-cell>
          <table:table-cell table:style-name="ce7" table:formula="of:=STDEV([.B2:.B61])" office:value-type="float" office:value="41.5496809699011" calcext:value-type="float">
            <text:p>41.54968096990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2" calcext:value-type="float">
            <text:p>252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</table:table>
      <table:table table:name="Test_06_resized_1500" table:style-name="ta1">
        <table:table-column table:style-name="co2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3">
          <table:table-cell table:style-name="ce5" office:value-type="string" calcext:value-type="string">
            <text:p>Que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bubble_thresh</text:p>
          </table:table-cell>
          <table:table-cell table:style-name="ce5" office:value-type="string" calcext:value-type="string">
            <text:p>max_unmarke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avg dev</text:p>
          </table:table-cell>
          <table:table-cell table:style-name="ce5" office:value-type="string" calcext:value-type="string">
            <text:p>std de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7" table:formula="of:=MIN([.B2:.B31])" office:value-type="float" office:value="214" calcext:value-type="float">
            <text:p>214</text:p>
          </table:table-cell>
          <table:table-cell table:style-name="ce7" table:formula="of:=MAX([.B32:.B61])" office:value-type="float" office:value="180" calcext:value-type="float">
            <text:p>180</text:p>
          </table:table-cell>
          <table:table-cell table:style-name="ce7" table:formula="of:=AVERAGE([.B2:.B61])" office:value-type="float" office:value="209.1" calcext:value-type="float">
            <text:p>209.1</text:p>
          </table:table-cell>
          <table:table-cell table:style-name="ce7" table:formula="of:=AVEDEV([.B2:.B61])" office:value-type="float" office:value="34.2666666666666" calcext:value-type="float">
            <text:p>34.2666666666666</text:p>
          </table:table-cell>
          <table:table-cell table:style-name="ce7" table:formula="of:=STDEV([.B2:.B61])" office:value-type="float" office:value="36.8826356644875" calcext:value-type="float">
            <text:p>36.88263566448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3" calcext:value-type="float">
            <text:p>233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52" calcext:value-type="float">
            <text:p>252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Test_02.A2:Test_02.B6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st_03.A1:Test_03.B61">
          <table:sort>
            <table:sort-by table:field-number="0" table:data-type="automatic"/>
          </table:sort>
        </table:database-range>
        <table:database-range table:name="__Anonymous_Sheet_DB__3" table:target-range-address="Test_01_resized_1500.A2:Test_01_resized_1500.B6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Test_02_resized_1500.A2:Test_02_resized_1500.B6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Test_03_resisez_1500.A2:Test_03_resisez_1500.B61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st_04_resized_1500.A2:Test_04_resized_1500.B61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st_05_resized_1500.A2:Test_05_resized_1500.B6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st_06_resized_1500.A2:Test_06_resized_1500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7:19:16.715718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45:00.716237900</meta:creation-date>
    <dc:date>2018-10-23T18:05:47.050293152</dc:date>
    <meta:editing-duration>PT37M58S</meta:editing-duration>
    <meta:editing-cycles>5</meta:editing-cycles>
    <meta:generator>LibreOffice/6.0.6.2$Linux_X86_64 LibreOffice_project/00m0$Build-2</meta:generator>
    <meta:document-statistic meta:table-count="9" meta:cell-count="1185" meta:object-count="0"/>
  </office:meta>
</office:document-meta>
</file>